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8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8pt" fo:language="none" fo:country="none" style:font-name-asian="Times New Roman" style:font-size-asian="18pt" style:language-asian="none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9" style:family="paragraph" style:parent-style-name="Standard"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style:use-window-font-color="true" fo:font-size="10pt" fo:language="none" fo:country="none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2" style:family="paragraph" style:parent-style-name="Standard" style:master-page-name="Standard">
      <style:paragraph-properties fo:margin-left="1.249cm" fo:margin-right="0cm" fo:text-indent="1.249cm" style:auto-text-indent="false" style:page-number="auto"/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4.683cm"/>
        </style:tab-stops>
      </style:paragraph-properties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7.493cm" fo:margin-right="0cm" fo:text-indent="1.249cm" style:auto-text-indent="false"/>
    </style:style>
    <style:style style:name="P17" style:family="paragraph" style:parent-style-name="Standard">
      <style:paragraph-properties fo:margin-left="7.493cm" fo:margin-right="0cm" fo:text-indent="1.249cm" style:auto-text-indent="false"/>
      <style:text-properties style:use-window-font-color="true" fo:font-size="12pt" fo:language="pl" fo:country="PL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7.493cm" fo:margin-right="0cm" fo:text-indent="1.249cm" style:auto-text-indent="false"/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Heading_20_4">
      <style:paragraph-properties fo:margin-left="1.249cm" fo:margin-right="0cm" fo:text-indent="0cm" style:auto-text-indent="false">
        <style:tab-stops>
          <style:tab-stop style:position="1.249cm"/>
        </style:tab-stops>
      </style:paragraph-properties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Heading_20_2">
      <style:paragraph-properties fo:margin-left="2.498cm" fo:margin-right="0cm" fo:text-align="start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21" style:family="paragraph" style:parent-style-name="Heading_20_2">
      <style:paragraph-properties fo:text-align="center" style:justify-single-word="false" fo:keep-with-next="always">
        <style:tab-stops>
          <style:tab-stop style:position="0cm"/>
        </style:tab-stops>
      </style:paragraph-properties>
    </style:style>
    <style:style style:name="P22" style:family="paragraph" style:parent-style-name="Heading_20_3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Heading_20_1">
      <style:paragraph-properties fo:keep-with-next="always">
        <style:tab-stops>
          <style:tab-stop style:position="0cm"/>
        </style:tab-stops>
      </style:paragraph-properties>
    </style:style>
    <style:style style:name="P24" style:family="paragraph" style:parent-style-name="Heading_20_1">
      <style:paragraph-properties fo:keep-with-next="always">
        <style:tab-stops>
          <style:tab-stop style:position="0cm"/>
        </style:tab-stops>
      </style:paragraph-properties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24pt" fo:language="pl" fo:country="PL" style:font-name-asian="Times New Roman" style:font-size-asian="24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Garamond" fo:font-size="24pt" fo:language="pl" fo:country="PL" style:font-name-asian="Times New Roman" style:font-size-asian="24pt" style:language-asian="zxx" style:country-asian="none" style:font-name-complex="Garamond" style:font-size-complex="10pt" style:language-complex="ar" style:country-complex="SA"/>
    </style:style>
    <style:style style:name="T3" style:family="text">
      <style:text-properties style:use-window-font-color="true" style:font-name="Garamond" fo:font-size="22pt" fo:language="pl" fo:country="PL" style:font-name-asian="Times New Roman" style:font-size-asian="22pt" style:language-asian="zxx" style:country-asian="none" style:font-name-complex="Garamond" style:font-size-complex="10pt" style:language-complex="ar" style:country-complex="SA"/>
    </style:style>
    <style:style style:name="T4" style:family="text">
      <style:text-properties style:use-window-font-color="true" style:font-name="Garamond" fo:font-size="20pt" fo:language="pl" fo:country="PL" style:font-name-asian="Times New Roman" style:font-size-asian="20pt" style:language-asian="zxx" style:country-asian="none" style:font-name-complex="Garamond" style:font-size-complex="10pt" style:language-complex="ar" style:country-complex="SA"/>
    </style:style>
    <style:style style:name="T5" style:family="text">
      <style:text-properties style:use-window-font-color="true" fo:font-size="16pt" fo:language="pl" fo:country="PL" style:font-name-asian="Times New Roman" style:font-size-asian="16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26pt" fo:language="pl" fo:country="PL" style:font-name-asian="Times New Roman" style:font-size-asian="26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style:use-window-font-color="true" fo:font-size="18pt" fo:language="pl" fo:country="PL" style:font-name-asian="Times New Roman" style:font-size-asian="18pt" style:language-asian="zxx" style:country-asian="none" style:font-name-complex="Times New Roman" style:font-size-complex="10pt" style:language-complex="ar" style:country-complex="SA"/>
    </style:style>
    <style:style style:name="T9" style:family="text">
      <style:text-properties fo:font-size="16pt" style:font-size-asian="16pt"/>
    </style:style>
    <style:style style:name="T10" style:family="text">
      <style:text-properties fo:font-size="14pt" style:font-size-asian="14pt"/>
    </style:style>
    <style:style style:name="T11" style:family="text">
      <style:text-properties fo:font-size="18pt" style:font-size-asian="18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P</text:span><text:span text:style-name="T3">OLITECHNIKA </text:span><text:span text:style-name="T2">W</text:span><text:span text:style-name="T3">ROCŁAWSKA</text:span></text:p>
      <text:p text:style-name="P13"><text:span text:style-name="T3">W</text:span><text:span text:style-name="T4">YDZIAŁ </text:span><text:span text:style-name="T3">E</text:span><text:span text:style-name="T4">LEKTRONIKI</text:span></text:p>
      <text:p text:style-name="P2"/>
      <text:h text:style-name="P23" text:outline-level="1"><text:span text:style-name="T5">K</text:span><text:span text:style-name="T6">IERUNEK: Informatyka</text:span></text:h>
      <text:p text:style-name="Standard"><text:span text:style-name="T9">S</text:span><text:span text:style-name="T10">PECJALNOŚĆ: ISY</text:span></text:p>
      <text:p text:style-name="P3"/>
      <text:p text:style-name="P3"/>
      <text:h text:style-name="P20" text:outline-level="2"><text:span text:style-name="T7">P</text:span><text:span text:style-name="T1">RACA </text:span><text:span text:style-name="T7">D</text:span><text:span text:style-name="T1">YPLOMOWA</text:span></text:h>
      <text:h text:style-name="P21" text:outline-level="2"><text:span text:style-name="T7">M</text:span><text:span text:style-name="T1">AGISTERSKA</text:span></text:h>
      <text:p text:style-name="Standard"/>
      <text:p text:style-name="P7"><draw:frame draw:style-name="fr1" draw:name="Ramka1" text:anchor-type="char" svg:x="5.581cm" svg:y="0.552cm" svg:width="10.679cm" svg:height="7.198cm" draw:z-index="0"><draw:text-box><text:p text:style-name="P5"/><text:p text:style-name="P8">Badanie zastosowań protokołu SIP w </text:p><text:p text:style-name="P8">mobilnej telefonii VoIP</text:p><text:p text:style-name="P8"/><text:p text:style-name="P8">The analysis of SIP protocol applications in mobile VoIP telephony</text:p><text:p text:style-name="P6"/><text:p text:style-name="P6"/><text:p text:style-name="P1"><text:span text:style-name="T8">A</text:span><text:span text:style-name="T5">UTOR:</text:span></text:p><text:p text:style-name="P4">inż. Radosław Morski</text:p><text:p text:style-name="Standard"/></draw:text-box></draw:frame></text:p>
      <text:p text:style-name="P17"/>
      <text:p text:style-name="P10"><text:s/></text:p>
      <text:h text:style-name="P19" text:outline-level="4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9"/>
      <text:p text:style-name="P9"><text:tab/><text:tab/><text:tab/><text:tab/><text:tab/><text:tab/><text:tab/></text:p>
      <text:p text:style-name="P9"/>
      <text:p text:style-name="P9"/>
      <text:p text:style-name="P18"/>
      <text:p text:style-name="P18"/>
      <text:p text:style-name="P16"><text:span text:style-name="T8">P</text:span><text:span text:style-name="T5">ROWADZĄCY PRACĘ:</text:span></text:p>
      <text:h text:style-name="P24" text:outline-level="1"><text:tab/><text:tab/><text:tab/><text:tab/><text:tab/><text:tab/><text:tab/>dr inż. Marek Piasecki</text:h>
      <text:p text:style-name="P11"><text:span text:style-name="T6"/></text:p>
      <text:p text:style-name="P3"><text:tab/><text:tab/><text:tab/><text:tab/><text:tab/><text:tab/><text:tab/>Instytut Informatyki, Automatyki i <text:tab/><text:tab/><text:tab/><text:tab/><text:tab/><text:tab/><text:tab/>Robotyki (I-6)<text:tab/></text:p>
      <text:p text:style-name="P3"><text:tab/><text:tab/></text:p>
      <text:p text:style-name="P3"/>
      <text:p text:style-name="Standard"><text:span text:style-name="T10"><text:tab/><text:tab/><text:tab/><text:tab/><text:tab/><text:tab/><text:tab/></text:span><text:span text:style-name="T11">O</text:span><text:span text:style-name="T9">CENA PRACY:</text:span></text:p>
      <text:p text:style-name="P14"/>
      <text:p text:style-name="P15"/>
      <text:p text:style-name="P14"/>
      <text:p text:style-name="P14"/>
      <text:h text:style-name="P22" text:outline-level="3">WROCŁAW 201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l" fo:country="PL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text-indent="0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text-align="center" style:justify-single-word="false" fo:text-indent="0cm" style:auto-text-indent="false" fo:keep-with-next="always"/>
      <style:text-properties fo:font-size="22pt" style:font-size-asian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text-align="center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text-align="center" style:justify-single-word="false" fo:text-indent="0cm" style:auto-text-indent="false" fo:keep-with-next="always"/>
      <style:text-properties fo:font-size="18pt" style:font-size-asian="1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752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ECHNIKA WROCŁAWSKA</dc:title>
    <meta:initial-creator>Lukas Krainski</meta:initial-creator>
    <meta:creation-date>2006-05-31T14:34:00</meta:creation-date>
    <dc:date>2013-06-24T19:02:11.28</dc:date>
    <meta:print-date>2006-05-31T14:30:00</meta:print-date>
    <meta:editing-cycles>18</meta:editing-cycles>
    <meta:editing-duration>PT15M19S</meta:editing-duration>
    <meta:generator>OpenOffice.org/3.4.1$Win32 OpenOffice.org_project/341m1$Build-9593</meta:generator>
    <meta:document-statistic meta:table-count="0" meta:image-count="0" meta:object-count="0" meta:page-count="1" meta:paragraph-count="20" meta:word-count="49" meta:character-count="409"/>
  </office:meta>
</office:document-meta>
</file>